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c87d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99pt solid #000000" style:text-autospace="none" style:join-border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 * 7 + 6 - 1 + 4</text:p>
      <text:p text:style-name="P2">51/1</text:p>
      <text:p text:style-name="P1">r0 = 23 * 8 + 6</text:p>
      <text:p text:style-name="P2">190/1</text:p>
      <text:p text:style-name="P1">r1 = 34</text:p>
      <text:p text:style-name="P2">34/1</text:p>
      <text:p text:style-name="P1">r0 + r1</text:p>
      <text:p text:style-name="P2">224/1</text:p>
      <text:p text:style-name="P1">34/23 / 23/34</text:p>
      <text:p text:style-name="P2">1156/529</text:p>
      <text:p text:style-name="P1">40/20</text:p>
      <text:p text:style-name="P3"><text:span text:style-name="T1">2/1</text:span></text:p>
      <text:p text:style-name="P4"><text:span text:style-name="T1"/></text:p>
      <text:p text:style-name="P3"><text:span text:style-name="T1"/></text:p>
      <text:p text:style-name="P1">r1 = 5</text:p>
      <text:p text:style-name="P2">5/1</text:p>
      <text:p text:style-name="P1">r2 = 3</text:p>
      <text:p text:style-name="P2">3/1</text:p>
      <text:p text:style-name="P1">r1 + r2</text:p>
      <text:p text:style-name="P2">8/1</text:p>
      <text:p text:style-name="P1">r1 * r1</text:p>
      <text:p text:style-name="P2">25/1</text:p>
      <text:p text:style-name="P1">r1 + r1</text:p>
      <text:p text:style-name="P2">10/1</text:p>
      <text:p text:style-name="P1">r1 / r1</text:p>
      <text:p text:style-name="P3"><text:span text:style-name="T1">1/1</text:span></text:p>
      <text:p text:style-name="P3"><text:span text:style-name="T1"/></text:p>
      <text:p text:style-name="P3"><text:span text:style-name="T1">[These are just a few of the tests we did on our calculator to make sure it ran smoothl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Bruns</meta:initial-creator>
    <meta:creation-date>2014-02-12T15:41:43</meta:creation-date>
    <dc:date>2014-02-12T15:45:02</dc:date>
    <dc:creator>Evan Bruns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25" meta:word-count="75" meta:character-count="242" meta:non-whitespace-character-count="192"/>
  </office:meta>
</office:document-meta>
</file>